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4a71" officeooo:paragraph-rsid="00204a7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02ace" officeooo:paragraph-rsid="00202ace" style:font-weight-asian="bold" style:font-weight-complex="bold"/>
    </style:style>
    <style:style style:name="P4" style:family="paragraph" style:parent-style-name="Standard">
      <style:text-properties fo:font-weight="bold" officeooo:rsid="00204a71" officeooo:paragraph-rsid="00204a71" style:font-weight-asian="bold" style:font-weight-complex="bold"/>
    </style:style>
    <style:style style:name="P5" style:family="paragraph" style:parent-style-name="Standard">
      <style:text-properties fo:font-weight="bold" officeooo:rsid="00263c0e" officeooo:paragraph-rsid="00263c0e" style:font-weight-asian="bold" style:font-weight-complex="bold"/>
    </style:style>
    <style:style style:name="P6" style:family="paragraph" style:parent-style-name="Standard">
      <style:text-properties fo:font-weight="bold" officeooo:rsid="0021ac34" officeooo:paragraph-rsid="0021ac34" fo:background-color="#ffff00" style:font-weight-asian="bold" style:font-weight-complex="bold"/>
    </style:style>
    <style:style style:name="T1" style:family="text">
      <style:text-properties officeooo:rsid="001f48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fo:background-color="#ffff00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1ac34"/>
    </style:style>
    <style:style style:name="T6" style:family="text">
      <style:text-properties officeooo:rsid="0022e2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1"/><text:span text:style-name="T1">Hacking Tutorial</text:span></text:p>
      <text:p text:style-name="Standard"/>
      <text:p text:style-name="P6">URL mostly use <text:s text:c="5"/>“ <text:s/>% ”</text:p>
      <text:p text:style-name="Standard"/>
      <text:p text:style-name="Standard"/>
      <text:p text:style-name="Standard"><text:a xlink:type="simple" xlink:href="https://access.redhat.com/login?redirectTo=https://access.redhat.com/solutions/525833" text:style-name="Internet_20_link" text:visited-style-name="Visited_20_Internet_20_Link">https://access.redhat.com/login?</text:a><text:a xlink:type="simple" xlink:href="https://access.redhat.com/login?redirectTo=https://access.redhat.com/solutions/525833" text:style-name="Internet_20_link" text:visited-style-name="Visited_20_Internet_20_Link"><text:span text:style-name="T2">redirectTo</text:span></text:a><text:a xlink:type="simple" xlink:href="https://access.redhat.com/login?redirectTo=https://access.redhat.com/solutions/525833" text:style-name="Internet_20_link" text:visited-style-name="Visited_20_Internet_20_Link">=https://access.redhat.com/solutions/525833</text:a></text:p>
      <text:p text:style-name="Standard"/>
      <text:p text:style-name="Standard"><text:a xlink:type="simple" xlink:href="https://sso.redhat.com/auth/realms/redhat-external/login-actions/authenticate?execution=42ab36f8-26fd-4425-9aba-7792a9f08f59&amp;client_id=customer-portal&amp;tab_id=hVmv3rb7obY" text:style-name="Internet_20_link" text:visited-style-name="Visited_20_Internet_20_Link">https://sso.redhat.com/auth/realms/redhat-external/login-actions/authenticate?execution=42ab36f8-26fd-4425-9aba-7792a9f08f59&amp;client_id=customer-portal&amp;tab_id=hVmv3rb7obY</text:a></text:p>
      <text:p text:style-name="P2"/>
      <text:p text:style-name="P3">Redhat uses SAML or SSO for single sign on </text:p>
      <text:p text:style-name="P3"/>
      <text:p text:style-name="P4">Forwarding to a particular page ::: <text:s text:c="10"/><text:span text:style-name="T4">?url=</text:span></text:p>
      <text:p text:style-name="P4"/>
      <text:p text:style-name="P1"><text:span text:style-name="T3">?url=</text:span><text:a xlink:type="simple" xlink:href="https://www.google.com/" text:style-name="Internet_20_link" text:visited-style-name="Visited_20_Internet_20_Link"><text:span text:style-name="T2">https://www.google.com</text:span></text:a><text:span text:style-name="T2"> <text:s/>or ?fwd=admin.php </text:span></text:p>
      <text:p text:style-name="P4"/>
      <text:p text:style-name="P4"><text:span text:style-name="T4">?continue=</text:span>https%3A%2F%2 <text:s text:c="3"/><text:span text:style-name="T5">https://</text:span></text:p>
      <text:p text:style-name="P4"/>
      <text:p text:style-name="P5"><text:span text:style-name="T4">amp </text:span>also used for redirect to a partciular website <text:s/></text:p>
      <text:p text:style-name="P5"/>
      <text:p text:style-name="P5"><text:a xlink:type="simple" xlink:href="http://www.google.com/amp/attacker.com" text:style-name="Internet_20_link" text:visited-style-name="Visited_20_Internet_20_Link">http://www.google.com/</text:a><text:a xlink:type="simple" xlink:href="http://www.google.com/amp/attacker.com" text:style-name="Internet_20_link" text:visited-style-name="Visited_20_Internet_20_Link"><text:span text:style-name="T4">amp</text:span></text:a><text:a xlink:type="simple" xlink:href="http://www.google.com/amp/attacker.com" text:style-name="Internet_20_link" text:visited-style-name="Visited_20_Internet_20_Link">/attacker.com</text:a> </text:p>
      <text:p text:style-name="P4"/>
      <text:p text:style-name="P1"/>
      <text:p text:style-name="P1"/>
      <text:p text:style-name="P1"><text:a xlink:type="simple" xlink:href="https://accounts.google.com/signin/v2/identifier?continue=https%3A%2F%2Fmail.google.com%2Fmail%2F&amp;service=mail&amp;sacu=1&amp;rip=1&amp;flowName=GlifWebSignIn&amp;flowEntry=ServiceLogin" text:style-name="Internet_20_link" text:visited-style-name="Visited_20_Internet_20_Link">https://accounts.google.com/signin/v2/identifier?continue=https%3A%2F%2Fmail.google.com%2Fmail%2F&amp;service=mail&amp;sacu=1&amp;rip=1&amp;flowName=GlifWebSignIn&amp;flowEntry=ServiceLogin</text:a></text:p>
      <text:p text:style-name="P1"/>
      <text:p text:style-name="P1">https://accounts.google.com/signin/v2/challenge/pwd?continue=https%3A%2F%2Fmail.google.com%2Fma<text:span text:style-name="T6">il</text:span>%2F&amp;service=mail&amp;sacu=1&amp;rip=1&amp;flowName=GlifWebSignIn&amp;flowEntry=ServiceLogin&amp;TL=<text:span text:style-name="T4">AMV8YcQd4M4gE1WmJkKKU1In-R06ecGtoYoMmyaLBWgxRuGGsY3Oxnvl-H7fb-99&amp;cid</text:span>=1&amp;navigationDirection=forward</text:p>
      <text:p text:style-name="P1"/>
      <text:p text:style-name="P1"><text:a xlink:type="simple" xlink:href="https://accounts.google.com/signin/v2/challenge/az?continue=https%3A%2F%2Fmail.google.com%2Fmail%2F&amp;service=mail&amp;sacu=1&amp;rip=1&amp;flowName=GlifWebSignIn&amp;flowEntry=ServiceLogin&amp;TL=AMV8YcQd4M4gE1WmJkKKU1In-R06ecGtoYoMmyaLBWgxRuGGsY3Oxnvl-H7fb-99&amp;cid=4&amp;navigationDirection=forward" text:style-name="Internet_20_link" text:visited-style-name="Visited_20_Internet_20_Link">https://accounts.google.com/signin/v2/challenge/az?continue=https%3A%2F%2Fmail.google.com%2Fmail%2F&amp;service=mail&amp;sacu=1&amp;rip=1&amp;flowName=GlifWebSignIn&amp;flowEntry=ServiceLogin&amp;TL=AMV8YcQd4M4gE1WmJkKKU1In-R06ecGtoYoMmyaLBWgxRuGGsY3Oxnvl-H7fb-99&amp;cid=4&amp;navigationDirection=forward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3:09:33.809000332</meta:creation-date>
    <dc:date>2020-04-20T11:40:23.379605301</dc:date>
    <meta:editing-duration>PT39M59S</meta:editing-duration>
    <meta:editing-cycles>4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3" meta:word-count="44" meta:character-count="1320" meta:non-whitespace-character-count="1223"/>
  </office:meta>
</office:document-meta>
</file>